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78cm" fo:margin-left="0.039cm" fo:margin-top="0cm" fo:margin-bottom="0cm" table:align="left" style:writing-mode="lr-tb"/>
    </style:style>
    <style:style style:name="Tableau1.A" style:family="table-column">
      <style:table-column-properties style:column-width="4.9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496cm" fo:keep-together="auto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min-row-height="0.783cm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2pt" fo:font-style="italic" fo:font-weight="bold" officeooo:paragraph-rsid="0027b86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2pt" fo:font-weight="bold" officeooo:paragraph-rsid="00209a00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2pt" fo:font-weight="bold" officeooo:paragraph-rsid="00225a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2pt" fo:font-weight="bold" officeooo:paragraph-rsid="00286164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2pt" fo:font-weight="bold" officeooo:rsid="00225a0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2pt" fo:font-weight="bold" officeooo:rsid="00225a0a" officeooo:paragraph-rsid="00286164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style="italic" fo:font-weight="normal" officeooo:rsid="001fc30f" officeooo:paragraph-rsid="00286164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225a0a" officeooo:paragraph-rsid="0028616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font-weight="bold" officeooo:rsid="00286164" officeooo:paragraph-rsid="00286164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tyle="italic" fo:font-weight="normal" officeooo:paragraph-rsid="0028616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tyle="italic" fo:font-weight="normal" officeooo:rsid="00286164" officeooo:paragraph-rsid="00286164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weight="normal" officeooo:paragraph-rsid="00286164" style:font-weight-asian="normal" style:font-weight-complex="normal"/>
    </style:style>
    <style:style style:name="P13" style:family="paragraph" style:parent-style-name="Standard">
      <style:text-properties officeooo:paragraph-rsid="0027b86d"/>
    </style:style>
    <style:style style:name="P14" style:family="paragraph" style:parent-style-name="Standard">
      <style:text-properties style:font-name="Liberation Serif" fo:font-style="italic" fo:font-weight="normal" officeooo:rsid="0027b86d" officeooo:paragraph-rsid="0027b86d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Liberation Serif" fo:font-weight="normal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27b86d" officeooo:paragraph-rsid="0027b86d" style:font-weight-asian="normal" style:font-weight-complex="normal"/>
    </style:style>
    <style:style style:name="P17" style:family="paragraph" style:parent-style-name="Heading_20_1">
      <style:text-properties style:font-name="Liberation Serif" fo:font-weight="bold" style:font-weight-asian="bold" style:font-weight-complex="bold"/>
    </style:style>
    <style:style style:name="P18" style:family="paragraph" style:parent-style-name="Heading_20_2">
      <style:text-properties style:font-name="Liberation Serif" fo:font-weight="bold" style:font-weight-asian="bold" style:font-weight-complex="bold"/>
    </style:style>
    <style:style style:name="P19" style:family="paragraph" style:parent-style-name="List_20_Paragraph" style:list-style-name="L1">
      <style:paragraph-properties fo:margin-left="1.27cm" fo:margin-right="0cm" fo:text-indent="-0.635cm" style:auto-text-indent="false" style:writing-mode="lr-tb"/>
      <style:text-properties officeooo:rsid="0027b86d" officeooo:paragraph-rsid="002d33cc"/>
    </style:style>
    <style:style style:name="P20" style:family="paragraph" style:parent-style-name="Standard" style:list-style-name="L1">
      <style:text-properties officeooo:paragraph-rsid="0033f03b"/>
    </style:style>
    <style:style style:name="P21" style:family="paragraph" style:parent-style-name="Standard" style:list-style-name="L1">
      <style:text-properties officeooo:rsid="0027b86d" officeooo:paragraph-rsid="002d33cc"/>
    </style:style>
    <style:style style:name="P22" style:family="paragraph" style:parent-style-name="Standard" style:list-style-name="L1">
      <style:text-properties officeooo:rsid="0027b86d" officeooo:paragraph-rsid="0027b86d"/>
    </style:style>
    <style:style style:name="P23" style:family="paragraph" style:parent-style-name="Standard">
      <style:text-properties officeooo:rsid="0027b86d" officeooo:paragraph-rsid="002d33cc"/>
    </style:style>
    <style:style style:name="P24" style:family="paragraph" style:parent-style-name="Standard">
      <style:text-properties officeooo:rsid="0027b86d" officeooo:paragraph-rsid="0032ffcd"/>
    </style:style>
    <style:style style:name="P25" style:family="paragraph" style:parent-style-name="Standard" style:list-style-name="L1">
      <style:text-properties style:font-name="Liberation Serif" fo:font-weight="normal" officeooo:rsid="0027b86d" officeooo:paragraph-rsid="0032ffcd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32ffcd" officeooo:paragraph-rsid="0032ffcd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225a0a" officeooo:paragraph-rsid="00286164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225a0a" officeooo:paragraph-rsid="0032ffc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paragraph-rsid="00286164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paragraph-rsid="00335b6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335b62" officeooo:paragraph-rsid="00335b6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390581" officeooo:paragraph-rsid="0039058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3ab99a" officeooo:paragraph-rsid="003ab99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Liberation Serif" fo:font-size="10pt" fo:font-weight="normal" officeooo:rsid="003db6fd" officeooo:paragraph-rsid="003db6fd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 style:writing-mode="lr-tb"/>
      <style:text-properties officeooo:paragraph-rsid="0032ffcd"/>
    </style:style>
    <style:style style:name="P36" style:family="paragraph" style:parent-style-name="Standard">
      <style:paragraph-properties fo:margin-left="0cm" fo:margin-right="0cm" fo:text-indent="0cm" style:auto-text-indent="false" style:writing-mode="lr-tb"/>
      <style:text-properties officeooo:rsid="0032ffcd" officeooo:paragraph-rsid="0032ffc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33f03b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3ab99a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3db6fd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78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f03b" officeooo:paragraph-rsid="0033f03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578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font-size="10pt" officeooo:paragraph-rsid="0033f03b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fc30f" style:font-size-asian="10pt" style:font-size-complex="10pt"/>
    </style:style>
    <style:style style:name="T3" style:family="text">
      <style:text-properties fo:font-size="10pt" officeooo:rsid="00209a00" style:font-size-asian="10pt" style:font-size-complex="10pt"/>
    </style:style>
    <style:style style:name="T4" style:family="text">
      <style:text-properties fo:font-size="10pt" officeooo:rsid="0027b86d" style:font-size-asian="10pt" style:font-size-complex="10pt"/>
    </style:style>
    <style:style style:name="T5" style:family="text">
      <style:text-properties fo:font-size="10pt" officeooo:rsid="0035789f" style:font-size-asian="10pt" style:font-size-complex="10pt"/>
    </style:style>
    <style:style style:name="T6" style:family="text">
      <style:text-properties fo:font-size="10pt" fo:font-style="italic" officeooo:rsid="00209a00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286164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1fc30f" style:font-size-asian="10pt" style:font-style-asian="italic" style:font-size-complex="10pt" style:font-style-complex="italic"/>
    </style:style>
    <style:style style:name="T9" style:family="text">
      <style:text-properties fo:language="fr" fo:country="FR" officeooo:rsid="00309a6f" style:language-asian="en" style:country-asian="US" style:font-name-complex="Arial" style:language-complex="ar" style:country-complex="SA"/>
    </style:style>
    <style:style style:name="T10" style:family="text">
      <style:text-properties style:font-name="Liberation Serif" fo:language="fr" fo:country="FR" fo:font-weight="normal" style:language-asian="en" style:country-asian="US" style:font-weight-asian="normal" style:font-name-complex="Arial" style:language-complex="ar" style:country-complex="SA" style:font-weight-complex="normal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2eaf26" style:font-weight-asian="normal" style:font-weight-complex="normal"/>
    </style:style>
    <style:style style:name="T13" style:family="text">
      <style:text-properties style:font-name="Liberation Serif" fo:font-size="16.1000003814697pt" fo:font-style="normal" fo:font-weight="bold" officeooo:rsid="0027b86d" style:font-name-asian="Microsoft YaHei" style:font-size-asian="16.1000003814697pt" style:font-style-asian="normal" style:font-weight-asian="bold" style:font-name-complex="Arial Unicode MS" style:font-size-complex="16.1000003814697pt" style:font-style-complex="normal" style:font-weight-complex="bold"/>
    </style:style>
    <style:style style:name="T14" style:family="text">
      <style:text-properties style:font-name="Liberation Serif" fo:font-size="16.1000003814697pt" fo:font-style="normal" fo:font-weight="bold" officeooo:rsid="00309a6f" style:font-name-asian="Microsoft YaHei" style:font-size-asian="16.1000003814697pt" style:font-style-asian="normal" style:font-weight-asian="bold" style:font-name-complex="Arial Unicode MS" style:font-size-complex="16.1000003814697pt" style:font-style-complex="normal" style:font-weight-complex="bold"/>
    </style:style>
    <style:style style:name="T1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Liberation Serif" fo:font-size="10pt" fo:font-weight="normal" officeooo:rsid="0032ffcd" style:font-size-asian="10pt" style:font-weight-asian="normal" style:font-size-complex="10pt" style:font-weight-complex="normal"/>
    </style:style>
    <style:style style:name="T18" style:family="text">
      <style:text-properties style:font-name="Liberation Serif" fo:font-size="10pt" fo:font-weight="normal" officeooo:rsid="0033f03b" style:font-size-asian="10pt" style:font-weight-asian="normal" style:font-size-complex="10pt" style:font-weight-complex="normal"/>
    </style:style>
    <style:style style:name="T19" style:family="text">
      <style:text-properties style:font-name="Liberation Serif" fo:font-size="10pt" fo:font-weight="normal" officeooo:rsid="003ab99a" style:font-size-asian="10pt" style:font-weight-asian="normal" style:font-size-complex="10pt" style:font-weight-complex="normal"/>
    </style:style>
    <style:style style:name="T20" style:family="text">
      <style:text-properties style:font-name="Liberation Serif" fo:font-size="10pt" fo:font-weight="normal" officeooo:rsid="003db6fd" style:font-size-asian="10pt" style:font-weight-asian="normal" style:font-size-complex="10pt" style:font-weight-complex="normal"/>
    </style:style>
    <style:style style:name="T21" style:family="text">
      <style:text-properties officeooo:rsid="00225a0a"/>
    </style:style>
    <style:style style:name="T22" style:family="text">
      <style:text-properties fo:color="#000000" style:font-name="Liberation Serif" fo:language="fr" fo:country="FR" style:text-underline-style="none" fo:font-weight="normal" style:language-asian="en" style:country-asian="US" style:font-weight-asian="normal" style:font-name-complex="Arial" style:language-complex="ar" style:country-complex="SA" style:font-weight-complex="normal"/>
    </style:style>
    <style:style style:name="T23" style:family="text">
      <style:text-properties fo:color="#000000" style:font-name="Liberation Serif" fo:language="fr" fo:country="FR" style:text-underline-style="none" fo:font-weight="normal" officeooo:rsid="0033f03b" style:language-asian="en" style:country-asian="US" style:font-weight-asian="normal" style:font-name-complex="Arial" style:language-complex="ar" style:country-complex="SA" style:font-weight-complex="normal"/>
    </style:style>
    <style:style style:name="T24" style:family="text">
      <style:text-properties fo:color="#000000" style:font-name="Liberation Serif" fo:language="fr" fo:country="FR" style:text-underline-style="none" fo:font-weight="normal" officeooo:rsid="00372598" style:language-asian="en" style:country-asian="US" style:font-weight-asian="normal" style:font-name-complex="Arial" style:language-complex="ar" style:country-complex="SA" style:font-weight-complex="normal"/>
    </style:style>
    <style:style style:name="T25" style:family="text">
      <style:text-properties fo:color="#000000" style:font-name="Liberation Serif" fo:language="fr" fo:country="FR" style:text-underline-style="none" fo:font-weight="normal" officeooo:rsid="00390581" style:language-asian="en" style:country-asian="US" style:font-weight-asian="normal" style:font-name-complex="Arial" style:language-complex="ar" style:country-complex="SA" style:font-weight-complex="normal"/>
    </style:style>
    <style:style style:name="T26" style:family="text">
      <style:text-properties fo:color="#000000" style:font-name="Liberation Serif" fo:language="fr" fo:country="FR" style:text-underline-style="none" fo:font-weight="normal" officeooo:rsid="003ab99a" style:language-asian="en" style:country-asian="US" style:font-weight-asian="normal" style:font-name-complex="Arial" style:language-complex="ar" style:country-complex="SA" style:font-weight-complex="normal"/>
    </style:style>
    <style:style style:name="T27" style:family="text">
      <style:text-properties fo:color="#000000" style:font-name="Liberation Serif" fo:language="fr" fo:country="FR" fo:font-style="italic" style:text-underline-style="none" fo:font-weight="normal" style:language-asian="en" style:country-asian="US" style:font-style-asian="italic" style:font-weight-asian="normal" style:font-name-complex="Arial" style:language-complex="ar" style:country-complex="SA" style:font-style-complex="italic" style:font-weight-complex="normal"/>
    </style:style>
    <style:style style:name="T28" style:family="text">
      <style:text-properties fo:color="#000000" style:font-name="Liberation Serif" fo:language="fr" fo:country="FR" fo:font-style="italic" style:text-underline-style="none" fo:font-weight="normal" officeooo:rsid="0032ffcd" style:language-asian="en" style:country-asian="US" style:font-style-asian="italic" style:font-weight-asian="normal" style:font-name-complex="Arial" style:language-complex="ar" style:country-complex="SA" style:font-style-complex="italic" style:font-weight-complex="normal"/>
    </style:style>
    <style:style style:name="T29" style:family="text">
      <style:text-properties fo:color="#000000"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00" fo:language="fr" fo:country="FR" style:text-underline-style="none" style:language-asian="en" style:country-asian="US" style:font-name-complex="Arial" style:language-complex="ar" style:country-complex="SA"/>
    </style:style>
    <style:style style:name="T31" style:family="text">
      <style:text-properties fo:color="#000000" fo:language="fr" fo:country="FR" style:text-underline-style="none" officeooo:rsid="00309a6f" style:language-asian="en" style:country-asian="US" style:font-name-complex="Arial" style:language-complex="ar" style:country-complex="SA"/>
    </style:style>
    <style:style style:name="T32" style:family="text">
      <style:text-properties fo:color="#000000" fo:language="fr" fo:country="FR" style:text-underline-style="none" officeooo:rsid="0033f03b" style:language-asian="en" style:country-asian="US" style:font-name-complex="Arial" style:language-complex="ar" style:country-complex="SA"/>
    </style:style>
    <style:style style:name="T33" style:family="text">
      <style:text-properties fo:color="#000000" fo:language="fr" fo:country="FR" style:text-underline-style="none" officeooo:rsid="00372598" style:language-asian="en" style:country-asian="US" style:font-name-complex="Arial" style:language-complex="ar" style:country-complex="SA"/>
    </style:style>
    <style:style style:name="T34" style:family="text">
      <style:text-properties fo:color="#000000" fo:language="fr" fo:country="FR" style:text-underline-style="none" officeooo:rsid="00390581" style:language-asian="en" style:country-asian="US" style:font-name-complex="Arial" style:language-complex="ar" style:country-complex="SA"/>
    </style:style>
    <style:style style:name="T35" style:family="text">
      <style:text-properties fo:color="#000000" fo:language="fr" fo:country="FR" style:text-underline-style="none" fo:font-weight="bold" style:language-asian="en" style:country-asian="US" style:font-weight-asian="bold" style:font-name-complex="Arial" style:language-complex="ar" style:country-complex="SA" style:font-weight-complex="bold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8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35789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33f03b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35789f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language="zxx" fo:country="none" fo:font-style="normal" fo:text-shadow="none" style:text-underline-style="none" fo:font-weight="normal" officeooo:rsid="0035789f" style:language-asian="zxx" style:country-asian="none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44" style:family="text">
      <style:text-properties officeooo:rsid="0032ffcd"/>
    </style:style>
    <style:style style:name="T45" style:family="text">
      <style:text-properties officeooo:rsid="0035789f"/>
    </style:style>
    <style:style style:name="T46" style:family="text">
      <style:text-properties officeooo:rsid="003ab99a"/>
    </style:style>
    <style:style style:name="T47" style:family="text">
      <style:text-properties officeooo:rsid="003db6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Recherche biblio → Mots-clés</text:h>
      <text:h text:style-name="Heading_20_2" text:outline-level="2"><text:span text:style-name="T13">Sujet </text:span><text:span text:style-name="T15">: </text:span><text:span text:style-name="T14">Cigarette électronique et initiation du tabagisme</text:span></text:h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Termes et expressions <text:span text:style-name="T21">en langage naturel</text:span></text:p>
            <text:p text:style-name="P1"/>
          </table:table-cell>
          <table:table-cell table:style-name="Tableau1.A1" office:value-type="string">
            <text:p text:style-name="P5">Mots-clés en français avec troncature, guillemets, etc.</text:p>
          </table:table-cell>
          <table:table-cell table:style-name="Tableau1.A1" office:value-type="string">
            <text:p text:style-name="P3"><text:span text:style-name="T21">Mots-clés en</text:span> anglais <text:span text:style-name="T21">avec troncature, guillemets, etc.</text:span></text:p>
          </table:table-cell>
        </table:table-row>
        <table:table-row table:style-name="Tableau1.1">
          <table:table-cell table:style-name="Tableau1.A2" office:value-type="string">
            <text:p text:style-name="P35"><text:span text:style-name="T17">cigarette électronique</text:span></text:p>
          </table:table-cell>
          <table:table-cell table:style-name="Tableau1.A2" office:value-type="string">
            <text:p text:style-name="P28"><text:span text:style-name="T44">"cigarette* électronique*"</text:span></text:p>
            <text:p text:style-name="P26">e-cigarette*</text:p>
            <text:p text:style-name="P32">vapot*</text:p>
          </table:table-cell>
          <table:table-cell table:style-name="Tableau1.A2" office:value-type="string">
            <text:p text:style-name="P29">"electronic cigarette*"</text:p>
            <text:p text:style-name="P29">e-cigar*</text:p>
            <text:p text:style-name="P29">e-pipe*</text:p>
            <text:p text:style-name="P29">"electronic nicotine delivery system*"</text:p>
            <text:p text:style-name="P29">ENDS <text:s text:c="2"/></text:p>
            <text:p text:style-name="P29">"electronic vaping device*"</text:p>
            <text:p text:style-name="P32">vaping</text:p>
          </table:table-cell>
        </table:table-row>
        <table:table-row table:style-name="Tableau1.3">
          <table:table-cell table:style-name="Tableau1.A2" office:value-type="string">
            <text:p text:style-name="P35"><text:span text:style-name="T17">initiation</text:span>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38"><text:span text:style-name="T19">gateway</text:span></text:p>
            <text:p text:style-name="P33">initiation</text:p>
            <text:p text:style-name="P33">lead to</text:p>
            <text:p text:style-name="P33">way of</text:p>
            <text:p text:style-name="P33">start</text:p>
          </table:table-cell>
        </table:table-row>
        <table:table-row table:style-name="Tableau1.3">
          <table:table-cell table:style-name="Tableau1.A2" office:value-type="string">
            <text:p text:style-name="P36"><text:span text:style-name="T17">t</text:span><text:span text:style-name="T16">abagisme</text:span></text:p>
          </table:table-cell>
          <table:table-cell table:style-name="Tableau1.A2" office:value-type="string">
            <text:p text:style-name="P31">tabagisme</text:p>
            <text:p text:style-name="P31">nicotinisme</text:p>
            <text:p text:style-name="P31">tabacomanie</text:p>
            <text:p text:style-name="P31">"dépendance à la nicotine"</text:p>
            <text:p text:style-name="P31">nicotinomanie</text:p>
            <text:p text:style-name="P34"/>
          </table:table-cell>
          <table:table-cell table:style-name="Tableau1.A2" office:value-type="string">
            <text:p text:style-name="P29">nicotinism <text:s text:c="2"/><text:span text:style-name="T44">[GDT : plus fréquent que </text:span></text:p>
            <text:p text:style-name="P29">tabagism<text:span text:style-name="T44">]</text:span> <text:s text:c="2"/></text:p>
            <text:p text:style-name="P30">tabagism</text:p>
            <text:p text:style-name="P29">tobaccomania <text:s text:c="2"/></text:p>
            <text:p text:style-name="P29">"tobacco dependence" <text:s text:c="2"/></text:p>
            <text:p text:style-name="P29">tobaccoism <text:s text:c="2"/></text:p>
            <text:p text:style-name="P29">"nicotine addiction" <text:s text:c="2"/></text:p>
            <text:p text:style-name="P29">"nicotine dependence"</text:p>
            <text:p text:style-name="P34">smoking</text:p>
            <text:p text:style-name="P39"><text:span text:style-name="T20">"tobacco smoking" <text:s/></text:span></text:p>
          </table:table-cell>
        </table:table-row>
        <table:table-row table:style-name="Tableau1.3">
          <table:table-cell table:style-name="Tableau1.A2" office:value-type="string">
            <text:p text:style-name="P35"><text:span text:style-name="T17">initiation du tabagisme</text:span>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37"><text:span text:style-name="T16">"</text:span><text:span text:style-name="T18">vaping initiation</text:span><text:span text:style-name="T16">" </text:span><text:span text:style-name="T18">[source=publi]</text:span></text:p>
            <text:p text:style-name="P37"><text:span text:style-name="T18">"smoking initiation"</text:span></text:p>
          </table:table-cell>
        </table:table-row>
      </table:table>
      <text:p text:style-name="P15"/>
      <table:table table:name="Tableau2" table:style-name="Tableau2">
        <table:table-column table:style-name="Tableau2.A" table:number-columns-repeated="3"/>
        <table:table-header-rows>
          <table:table-row>
            <table:table-cell table:style-name="Tableau2.A1" office:value-type="string">
              <text:p text:style-name="P9">Termes supplémentaires</text:p>
              <text:p text:style-name="P7">préciser </text:p>
              <text:p text:style-name="P10"><text:span text:style-name="T2">→</text:span><text:span text:style-name="T4"> </text:span><text:span text:style-name="T2">[spec] pour les termes </text:span><text:span text:style-name="T3">spécifiques </text:span></text:p>
              <text:p text:style-name="P11"><text:span text:style-name="T3">→</text:span><text:span text:style-name="T4"> </text:span><text:span text:style-name="T2">[gen] pour les termes </text:span><text:span text:style-name="T3">génériques </text:span></text:p>
              <text:p text:style-name="P12"><text:span text:style-name="T6">→</text:span><text:span text:style-name="T7"> [ant] </text:span><text:span text:style-name="T8">pour les a</text:span><text:span text:style-name="T7">ntonymes</text:span></text:p>
            </table:table-cell>
            <table:table-cell table:style-name="Tableau2.A1" office:value-type="string">
              <text:p text:style-name="P6">Mots-clés en français avec troncature, guillemets, etc.</text:p>
            </table:table-cell>
            <table:table-cell table:style-name="Tableau2.C1" office:value-type="string">
              <text:p text:style-name="P4"><text:span text:style-name="T21">Mots-clés en</text:span> anglais <text:span text:style-name="T21">avec troncature, guillemets, etc.</text:span></text:p>
            </table:table-cell>
          </table:table-row>
        </table:table-header-rows>
        <table:table-row>
          <table:table-cell table:style-name="Tableau2.A2" office:value-type="string">
            <text:p text:style-name="P45"><text:span text:style-name="T41">addiction [gen]</text:span></text:p>
          </table:table-cell>
          <table:table-cell table:style-name="Tableau2.A2" office:value-type="string">
            <text:p text:style-name="P45"><text:span text:style-name="T41">addiction</text:span></text:p>
            <text:p text:style-name="P41">dépendence</text:p>
          </table:table-cell>
          <table:table-cell table:style-name="Tableau2.C2" office:value-type="string">
            <text:p text:style-name="P45"><text:span text:style-name="T41">addiction</text:span></text:p>
            <text:p text:style-name="P41">dependance</text:p>
          </table:table-cell>
        </table:table-row>
        <table:table-row table:style-name="Tableau2.3">
          <table:table-cell table:style-name="Tableau2.A2" office:value-type="string">
            <text:p text:style-name="P44"><text:span text:style-name="T43">arrêt du tabac</text:span><text:span text:style-name="T40"> </text:span><text:span text:style-name="T42">[ant]</text:span></text:p>
          </table:table-cell>
          <table:table-cell table:style-name="Tableau2.A2" office:value-type="string">
            <text:p text:style-name="P42"/>
          </table:table-cell>
          <table:table-cell table:style-name="Tableau2.C2" office:value-type="string">
            <text:p text:style-name="P40"><text:span text:style-name="T1">"</text:span><text:a xlink:type="simple" xlink:href="javascript:XslPostBack('ctl00$ctl00$MainContentArea$MainContentArea$xslResults','ThesaurusLink','LinkTarget%7CauthorityDetail%24LinkTerm%7CDE%2B%2522Smoking%2BCessation%2522');" text:style-name="Internet_20_link" text:visited-style-name="Visited_20_Internet_20_Link"><text:span text:style-name="T1">Smoking Cessation</text:span></text:a><text:span text:style-name="T1">" </text:span><text:span text:style-name="T5">dans thésaurus APA – pas de terme pour début du tabac</text:span><text:span text:style-name="T1"> </text:span></text:p>
          </table:table-cell>
        </table:table-row>
      </table:table>
      <text:p text:style-name="P15"/>
      <text:h text:style-name="P18" text:outline-level="2">Ressources utilisées</text:h>
      <text:p text:style-name="P14">→ supprimer / ajouter des ressources autant que nécessaire et pertinent</text:p>
      <text:p text:style-name="P16"/>
      <text:list xml:id="list3772717934" text:style-name="L1">
        <text:list-item>
          <text:p text:style-name="P21"><text:span text:style-name="T11">Grand dictionnaire terminologique : </text:span><text:a xlink:type="simple" xlink:href="http://gdt.oqlf.gouv.qc.ca/" text:style-name="Internet_20_link" text:visited-style-name="Visited_20_Internet_20_Link"><text:span text:style-name="Internet_20_link"><text:span text:style-name="T10">http://gdt.oqlf.gouv.qc.ca</text:span></text:span></text:a></text:p>
        </text:list-item>
        <text:list-item>
          <text:p text:style-name="P25"><text:span text:style-name="Internet_20_link"><text:span text:style-name="T30">Thésaurus APA : </text:span></text:span><text:span text:style-name="Internet_20_link"><text:span text:style-name="T35">/!\ </text:span></text:span><text:span text:style-name="Internet_20_link"><text:span text:style-name="T31">via bases Ebsco :</text:span></text:span></text:p>
          <text:p text:style-name="P25"><text:a xlink:type="simple" xlink:href="http://docelec.u-bordeaux.fr/login?url=https://search.ebscohost.com/login.aspx?lauthtype=ip,uid&amp;profile=ehost&amp;defaultdb=psyh" text:style-name="Internet_20_link" text:visited-style-name="Visited_20_Internet_20_Link"><text:span text:style-name="Internet_20_link">http://docelec.u-bordeaux.fr/login?url=https://search.ebscohost.com/login.aspx?lauthtype=ip,uid&amp;profile=ehost&amp;defaultdb=psyh</text:span></text:a><text:span text:style-name="Internet_20_link"><text:span text:style-name="T9"> </text:span></text:span></text:p>
        </text:list-item>
        <text:list-item>
          <text:p text:style-name="P20"><text:span text:style-name="Internet_20_link"><text:span text:style-name="T23">Publications trouvées </text:span></text:span><text:span text:style-name="Internet_20_link"><text:span text:style-name="T24">PsycInfo et CAIRN →</text:span></text:span><text:span text:style-name="Internet_20_link"><text:span text:style-name="T25"> surtout revue systématique </text:span></text:span><text:bookmark text:name="iso_690_FR"/><text:span text:style-name="Internet_20_link"><text:span text:style-name="T34">10.3917/spub.173.0333</text:span></text:span><text:span text:style-name="Internet_20_link"><text:span text:style-name="T25"> , </text:span></text:span><text:span text:style-name="Internet_20_link"><text:span text:style-name="T26">pour mots-clés initiation</text:span></text:span></text:p>
        </text:list-item>
      </text:list>
      <text:p text:style-name="P23"><text:span text:style-name="Internet_20_link"><text:span text:style-name="T22"/></text:span></text:p>
      <text:p text:style-name="P24"><text:soft-page-break/><text:span text:style-name="Internet_20_link"><text:span text:style-name="T28">Non consultés</text:span></text:span></text:p>
      <text:list xml:id="list163034390323831" text:continue-numbering="true" text:style-name="L1">
        <text:list-item>
          <text:p text:style-name="P21"><text:span text:style-name="Internet_20_link"><text:span text:style-name="T22">Dictionnaire de l’Académie de médecine : </text:span></text:span><text:span text:style-name="Internet_20_link"><text:span text:style-name="T10">http://dictionnaire.academie-medecine.fr/ </text:span></text:span></text:p>
        </text:list-item>
        <text:list-item>
          <text:p text:style-name="P21"><text:span text:style-name="T11">Thésaurus MESH : </text:span><text:a xlink:type="simple" xlink:href="https://www.ncbi.nlm.nih.gov/mesh" text:style-name="Internet_20_link" text:visited-style-name="Visited_20_Internet_20_Link"><text:span text:style-name="T11">https://www.ncbi.nlm.nih.gov/mesh</text:span></text:a><text:span text:style-name="T11"> </text:span><text:span text:style-name="T12">[interface originale en anglais] ou </text:span><text:a xlink:type="simple" xlink:href="http://mesh.inserm.fr/FrenchMesh/" text:style-name="Internet_20_link" text:visited-style-name="Visited_20_Internet_20_Link"><text:span text:style-name="T12">http://mesh.inserm.fr/FrenchMesh/</text:span></text:a><text:span text:style-name="T12"> [interface biblingue français-anglais]</text:span></text:p>
        </text:list-item>
        <text:list-item>
          <text:p text:style-name="P19"><text:span text:style-name="T11">Thésaurus Santé publique : </text:span><text:span text:style-name="Internet_20_link"><text:span text:style-name="T10">https://www.loterre.fr/skosmos/TSP/fr</text:span></text:span><text:span text:style-name="T11"> </text:span></text:p>
        </text:list-item>
        <text:list-item>
          <text:p text:style-name="P22"><text:span text:style-name="T11">Portail terminologique Hetop </text:span><text:span text:style-name="Internet_20_link"><text:span text:style-name="T27">[préciser les bases consultées]</text:span></text:span><text:span text:style-name="T29">:</text:span><text:span text:style-name="T11"> </text:span><text:a xlink:type="simple" xlink:href="https://www.hetop.eu/hetop/" text:style-name="Internet_20_link" text:visited-style-name="Visited_20_Internet_20_Link"><text:span text:style-name="Internet_20_link"><text:span text:style-name="T11">https://www.hetop.eu/hetop/</text:span></text:span></text:a><text:span text:style-name="Internet_20_link"><text:span text:style-name="T10"> </text:span></text:span></text:p>
        </text:list-item>
      </text:list>
      <text:p text:style-name="P13"><text:span text:style-name="Internet_20_link"><text:span text:style-name="T10"/>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Times New Roman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/>
      <style:text-properties fo:font-size="11pt" fo:language="en" fo:country="GB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name-complex="0" style:font-family-complex="0" style:font-family-generic-complex="system" style:font-pitch-complex="variable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name-complex="0" style:font-family-complex="0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4T11:28:39.252000000</meta:creation-date>
    <dc:date>2020-09-07T16:30:17.453000000</dc:date>
    <meta:editing-duration>PT3H16M41S</meta:editing-duration>
    <meta:editing-cycles>13</meta:editing-cycles>
    <meta:generator>LibreOffice/6.3.6.2$Windows_X86_64 LibreOffice_project/2196df99b074d8a661f4036fca8fa0cbfa33a497</meta:generator>
    <meta:document-statistic meta:table-count="2" meta:image-count="0" meta:object-count="0" meta:page-count="2" meta:paragraph-count="66" meta:word-count="235" meta:character-count="2032" meta:non-whitespace-character-count="1839"/>
  </office:meta>
</office:document-meta>
</file>